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977cm" fo:min-width="0.876cm" draw:shadow-offset-x="0.203cm" draw:shadow-offset-y="0.203cm"/>
    </style:style>
    <style:style style:name="gr2" style:family="graphic" style:parent-style-name="standard">
      <style:graphic-properties svg:stroke-color="#000000" draw:fill="solid" draw:fill-color="#ffff00" draw:opacity="10%" draw:textarea-horizontal-align="justify" draw:textarea-vertical-align="middle" draw:auto-grow-height="false" fo:min-height="2.684cm" fo:min-width="3.23cm" draw:shadow-opacity="1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fill="solid" draw:fill-color="#000000" draw:textarea-vertical-align="middle" draw:auto-grow-height="false" fo:min-height="0.07cm" fo:min-width="0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draw:stroke="solid" draw:stroke-dash="Fine_20_Dashed" svg:stroke-color="#000000" draw:marker-end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465cm" fo:min-width="0.644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ffff00" draw:opacity="10%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solid" draw:fill-color="#cc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08cm" svg:height="1.359cm" svg:x="4.299cm" svg:y="7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46cm" svg:height="3.25cm" svg:x="8cm" svg:y="9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535cm" svg:height="1.039cm" svg:x="4.271cm" svg:y="7.553cm">
          <draw:text-box>
            <text:p text:style-name="P3"><text:span text:style-name="T1">latmus</text:span></text:p>
            <text:p text:style-name="P3"><text:span text:style-name="T1">driver</text:span></text:p>
          </draw:text-box>
        </draw:frame>
        <draw:custom-shape draw:style-name="gr4" draw:text-style-name="P5" xml:id="id2" draw:id="id2" draw:layer="layout" svg:width="1.016cm" svg:height="1.016cm" svg:x="8.598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1.016cm" svg:x="5.009cm" svg:y="6.2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8" draw:layer="layout" svg:width="2.437cm" svg:height="0.725cm" svg:x="3.949cm" svg:y="5.339cm">
          <draw:text-box>
            <text:p text:style-name="P7">Timer IRQ</text:p>
          </draw:text-box>
        </draw:frame>
        <draw:connector draw:style-name="gr6" draw:text-style-name="P9" draw:layer="layout" svg:x1="5.053cm" svg:y1="8.747cm" svg:x2="8.598cm" svg:y2="10.514cm" draw:start-shape="id1" draw:start-glue-point="2" draw:end-shape="id2" draw:end-glue-point="6" svg:d="M5053 8747v1767h3545" svg:viewBox="0 0 3546 1768">
          <text:p text:style-name="P3"/>
        </draw:connector>
        <draw:frame draw:style-name="gr3" draw:text-style-name="P10" draw:layer="layout" svg:width="2.03cm" svg:height="0.683cm" svg:x="5.18cm" svg:y="10.557cm">
          <draw:text-box>
            <text:p text:style-name="P7"><text:span text:style-name="T2">Wake up</text:span></text:p>
          </draw:text-box>
        </draw:frame>
        <draw:connector draw:style-name="gr7" draw:text-style-name="P3" draw:layer="layout" svg:x1="9.106cm" svg:y1="10.006cm" svg:x2="5.807cm" svg:y2="8.067cm" draw:start-shape="id2" draw:start-glue-point="4" draw:end-shape="id1" draw:end-glue-point="1" svg:d="M9106 10006v-1939h-3299" svg:viewBox="0 0 3300 1940">
          <text:p/>
        </draw:connector>
        <draw:frame draw:style-name="gr3" draw:text-style-name="P10" draw:layer="layout" svg:width="2.424cm" svg:height="0.683cm" svg:x="6.98cm" svg:y="7.258cm">
          <draw:text-box>
            <text:p text:style-name="P7"><text:span text:style-name="T2">Timestamp</text:span></text:p>
          </draw:text-box>
        </draw:frame>
        <draw:frame draw:style-name="gr3" draw:text-style-name="P4" draw:layer="layout" svg:width="2.221cm" svg:height="1.039cm" svg:x="9.622cm" svg:y="10.052cm">
          <draw:text-box>
            <text:p text:style-name="P3"><text:span text:style-name="T1">Responder</text:span></text:p>
            <text:p text:style-name="P3"><text:span text:style-name="T1">thread</text:span></text:p>
          </draw:text-box>
        </draw:frame>
        <draw:frame draw:style-name="gr8" draw:text-style-name="P11" draw:layer="layout" svg:width="2.323cm" svg:height="0.757cm" svg:x="9.372cm" svg:y="9.054cm">
          <draw:text-box>
            <text:p text:style-name="P3"><text:span text:style-name="T1">latmus app</text:span></text:p>
          </draw:text-box>
        </draw:frame>
        <draw:custom-shape draw:style-name="gr9" draw:text-style-name="P3" xml:id="id4" draw:id="id4" draw:layer="layout" svg:width="1.143cm" svg:height="1.143cm" svg:x="12.902cm" svg:y="13.0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2" draw:layer="layout" svg:width="2.178cm" svg:height="0.645cm" svg:x="12.467cm" svg:y="14.289cm">
          <draw:text-box>
            <text:p text:style-name="P7"><text:span text:style-name="T1">latency log</text:span></text:p>
          </draw:text-box>
        </draw:frame>
        <draw:custom-shape draw:style-name="gr10" draw:text-style-name="P13" xml:id="id3" draw:id="id3" draw:layer="layout" svg:width="1.016cm" svg:height="1.016cm" svg:x="10.499cm" svg:y="11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94cm" svg:height="1.039cm" svg:x="8.923cm" svg:y="11.453cm">
          <draw:text-box>
            <text:p text:style-name="P3"><text:span text:style-name="T1">Logger</text:span></text:p>
            <text:p text:style-name="P3"><text:span text:style-name="T1">thread</text:span></text:p>
          </draw:text-box>
        </draw:frame>
        <draw:connector draw:style-name="gr11" draw:text-style-name="P3" draw:layer="layout" draw:line-skew="0cm 0.648cm" svg:x1="4.299cm" svg:y1="8.067cm" svg:x2="11.007cm" svg:y2="12.423cm" draw:start-shape="id1" draw:start-glue-point="3" draw:end-shape="id3" draw:end-glue-point="8" svg:d="M4299 8067h-501v5506h7209v-1150" svg:viewBox="0 0 7210 5507">
          <text:p/>
        </draw:connector>
        <draw:frame draw:style-name="gr3" draw:text-style-name="P14" draw:layer="layout" svg:width="3.944cm" svg:height="1.115cm" svg:x="1.88cm" svg:y="13.659cm">
          <draw:text-box>
            <text:p text:style-name="P3"><text:span text:style-name="T2">min,max,avg values</text:span></text:p>
            <text:p text:style-name="P3"><text:span text:style-name="T2">(over one second)</text:span></text:p>
          </draw:text-box>
        </draw:frame>
        <draw:connector draw:style-name="gr11" draw:text-style-name="P3" draw:layer="layout" svg:x1="11.515cm" svg:y1="11.915cm" svg:x2="13.474cm" svg:y2="13.076cm" draw:start-shape="id3" draw:start-glue-point="10" draw:end-shape="id4" draw:end-glue-point="5" svg:d="M11515 11915h1959v1161" svg:viewBox="0 0 1960 11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1-05T13:28:42.088561587</meta:creation-date>
    <meta:generator>LibreOffice/6.3.3.2.0$Linux_X86_64 LibreOffice_project/30$Build-2</meta:generator>
    <dc:date>2020-01-20T19:48:56.198960065</dc:date>
    <dc:creator>Philippe GERUM</dc:creator>
    <meta:editing-duration>PT2H52M22S</meta:editing-duration>
    <meta:editing-cycles>31</meta:editing-cycles>
    <meta:document-statistic meta:object-count="19"/>
  </office:meta>
</office:document-meta>
</file>